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799cm" fo:margin-left="0cm" table:align="left" fo:background-color="transparent">
        <style:background-image/>
      </style:table-properties>
    </style:style>
    <style:style style:name="Tabelle1.A" style:family="table-column">
      <style:table-column-properties style:column-width="3.999cm"/>
    </style:style>
    <style:style style:name="Tabelle1.B" style:family="table-column">
      <style:table-column-properties style:column-width="5.907cm"/>
    </style:style>
    <style:style style:name="Tabelle1.C" style:family="table-column">
      <style:table-column-properties style:column-width="4.593cm"/>
    </style:style>
    <style:style style:name="Tabelle1.D" style:family="table-column">
      <style:table-column-properties style:column-width="0.91cm"/>
    </style:style>
    <style:style style:name="Tabelle1.E" style:family="table-column">
      <style:table-column-properties style:column-width="1.101cm"/>
    </style:style>
    <style:style style:name="Tabelle1.F" style:family="table-column">
      <style:table-column-properties style:column-width="1.289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#729fcf" fo:padding="0cm" fo:border="none" style:writing-mode="page">
        <style:background-image/>
      </style:table-cell-properties>
    </style:style>
    <style:style style:name="Tabelle1.C1" style:family="table-cell">
      <style:table-cell-properties fo:background-color="#729fcf" fo:padding-left="0.199cm" fo:padding-right="0cm" fo:padding-top="0cm" fo:padding-bottom="0cm" fo:border-left="1.5pt double-thin #ff0000" fo:border-right="none" fo:border-top="none" fo:border-bottom="none" style:writing-mode="page">
        <style:background-image/>
      </style:table-cell-properties>
    </style:style>
    <style:style style:name="Tabelle1.A2" style:family="table-cell">
      <style:table-cell-properties style:writing-mode="page"/>
    </style:style>
    <style:style style:name="Tabelle1.B2" style:family="table-cell">
      <style:table-cell-properties style:writing-mode="page"/>
    </style:style>
    <style:style style:name="Tabelle1.C2" style:family="table-cell">
      <style:table-cell-properties fo:padding-left="0.199cm" fo:padding-right="0cm" fo:padding-top="0cm" fo:padding-bottom="0cm" fo:border-left="1.5pt double-thin #ff0000" fo:border-right="none" fo:border-top="none" fo:border-bottom="none" style:writing-mode="page"/>
    </style:style>
    <style:style style:name="Tabelle1.D2" style:family="table-cell">
      <style:table-cell-properties style:writing-mode="page"/>
    </style:style>
    <style:style style:name="Tabelle1.A3" style:family="table-cell">
      <style:table-cell-properties style:writing-mode="page"/>
    </style:style>
    <style:style style:name="Tabelle1.B3" style:family="table-cell">
      <style:table-cell-properties style:writing-mode="page"/>
    </style:style>
    <style:style style:name="Tabelle1.C3" style:family="table-cell">
      <style:table-cell-properties fo:padding-left="0.199cm" fo:padding-right="0cm" fo:padding-top="0cm" fo:padding-bottom="0cm" fo:border-left="1.5pt double-thin #ff0000" fo:border-right="none" fo:border-top="none" fo:border-bottom="none" style:writing-mode="page"/>
    </style:style>
    <style:style style:name="Tabelle1.D3" style:family="table-cell">
      <style:table-cell-properties style:writing-mode="page"/>
    </style:style>
    <style:style style:name="Tabelle1.A4" style:family="table-cell">
      <style:table-cell-properties style:writing-mode="page"/>
    </style:style>
    <style:style style:name="Tabelle1.B4" style:family="table-cell">
      <style:table-cell-properties style:writing-mode="page"/>
    </style:style>
    <style:style style:name="Tabelle1.C4" style:family="table-cell">
      <style:table-cell-properties fo:padding-left="0.199cm" fo:padding-right="0cm" fo:padding-top="0cm" fo:padding-bottom="0cm" fo:border-left="1.5pt double-thin #ff0000" fo:border-right="none" fo:border-top="none" fo:border-bottom="none" style:writing-mode="page"/>
    </style:style>
    <style:style style:name="Tabelle1.D4" style:family="table-cell">
      <style:table-cell-properties style:writing-mode="page"/>
    </style:style>
    <style:style style:name="Tabelle1.A5" style:family="table-cell">
      <style:table-cell-properties style:writing-mode="page"/>
    </style:style>
    <style:style style:name="Tabelle1.B5" style:family="table-cell">
      <style:table-cell-properties style:writing-mode="page"/>
    </style:style>
    <style:style style:name="Tabelle1.C5" style:family="table-cell">
      <style:table-cell-properties fo:padding-left="0.199cm" fo:padding-right="0cm" fo:padding-top="0cm" fo:padding-bottom="0cm" fo:border-left="1.5pt double-thin #ff0000" fo:border-right="none" fo:border-top="none" fo:border-bottom="none" style:writing-mode="page"/>
    </style:style>
    <style:style style:name="Tabelle1.D5" style:family="table-cell">
      <style:table-cell-properties style:writing-mode="page"/>
    </style:style>
    <style:style style:name="Tabelle1.A6" style:family="table-cell">
      <style:table-cell-properties style:writing-mode="page"/>
    </style:style>
    <style:style style:name="Tabelle1.B6" style:family="table-cell">
      <style:table-cell-properties style:writing-mode="page"/>
    </style:style>
    <style:style style:name="Tabelle1.C6" style:family="table-cell">
      <style:table-cell-properties fo:padding-left="0.199cm" fo:padding-right="0cm" fo:padding-top="0cm" fo:padding-bottom="0cm" fo:border-left="1.5pt double-thin #ff0000" fo:border-right="none" fo:border-top="none" fo:border-bottom="none" style:writing-mode="page"/>
    </style:style>
    <style:style style:name="Tabelle1.D6" style:family="table-cell">
      <style:table-cell-properties style:writing-mode="page"/>
    </style:style>
    <style:style style:name="Tabelle1.A7" style:family="table-cell">
      <style:table-cell-properties style:writing-mode="page"/>
    </style:style>
    <style:style style:name="Tabelle1.B7" style:family="table-cell">
      <style:table-cell-properties style:writing-mode="page"/>
    </style:style>
    <style:style style:name="Tabelle1.C7" style:family="table-cell">
      <style:table-cell-properties fo:padding-left="0.199cm" fo:padding-right="0cm" fo:padding-top="0cm" fo:padding-bottom="0cm" fo:border-left="1.5pt double-thin #ff0000" fo:border-right="none" fo:border-top="none" fo:border-bottom="none" style:writing-mode="page"/>
    </style:style>
    <style:style style:name="Tabelle1.D7" style:family="table-cell">
      <style:table-cell-properties style:writing-mode="page"/>
    </style:style>
    <style:style style:name="Tabelle1.A8" style:family="table-cell">
      <style:table-cell-properties fo:padding="0cm" fo:border="none" style:writing-mode="page"/>
    </style:style>
    <style:style style:name="Tabelle1.B8" style:family="table-cell">
      <style:table-cell-properties fo:padding="0cm" fo:border="none" style:writing-mode="page"/>
    </style:style>
    <style:style style:name="Tabelle1.C8" style:family="table-cell">
      <style:table-cell-properties fo:padding-left="0.199cm" fo:padding-right="0cm" fo:padding-top="0cm" fo:padding-bottom="0cm" fo:border-left="1.5pt double-thin #ff0000" fo:border-right="none" fo:border-top="none" fo:border-bottom="none" style:writing-mode="page"/>
    </style:style>
    <style:style style:name="Tabelle1.D8" style:family="table-cell">
      <style:table-cell-properties fo:padding="0cm" fo:border="none" style:writing-mode="page"/>
    </style:style>
    <style:style style:name="Tabelle1.A9" style:family="table-cell">
      <style:table-cell-properties fo:padding="0cm" fo:border="none" style:writing-mode="page"/>
    </style:style>
    <style:style style:name="Tabelle1.B9" style:family="table-cell">
      <style:table-cell-properties fo:padding="0cm" fo:border="none" style:writing-mode="page"/>
    </style:style>
    <style:style style:name="Tabelle1.C9" style:family="table-cell">
      <style:table-cell-properties fo:padding-left="0.199cm" fo:padding-right="0cm" fo:padding-top="0cm" fo:padding-bottom="0cm" fo:border-left="1.5pt double-thin #ff0000" fo:border-right="none" fo:border-top="none" fo:border-bottom="none" style:writing-mode="page"/>
    </style:style>
    <style:style style:name="Tabelle1.D9" style:family="table-cell">
      <style:table-cell-properties fo:padding="0cm" fo:border="none" style:writing-mode="page"/>
    </style:style>
    <style:style style:name="Tabelle1.A10" style:family="table-cell">
      <style:table-cell-properties style:writing-mode="page"/>
    </style:style>
    <style:style style:name="Tabelle1.B10" style:family="table-cell">
      <style:table-cell-properties style:writing-mode="page"/>
    </style:style>
    <style:style style:name="Tabelle1.C10" style:family="table-cell">
      <style:table-cell-properties fo:padding-left="0.199cm" fo:padding-right="0cm" fo:padding-top="0cm" fo:padding-bottom="0cm" fo:border-left="1.5pt double-thin #ff0000" fo:border-right="none" fo:border-top="none" fo:border-bottom="none" style:writing-mode="page"/>
    </style:style>
    <style:style style:name="Tabelle1.D10" style:family="table-cell">
      <style:table-cell-properties style:writing-mode="page"/>
    </style:style>
    <style:style style:name="Tabelle1.A11" style:family="table-cell">
      <style:table-cell-properties style:writing-mode="page"/>
    </style:style>
    <style:style style:name="Tabelle1.B11" style:family="table-cell">
      <style:table-cell-properties style:writing-mode="page"/>
    </style:style>
    <style:style style:name="Tabelle1.C11" style:family="table-cell">
      <style:table-cell-properties fo:padding-left="0.199cm" fo:padding-right="0cm" fo:padding-top="0cm" fo:padding-bottom="0cm" fo:border-left="1.5pt double-thin #ff0000" fo:border-right="none" fo:border-top="none" fo:border-bottom="none" style:writing-mode="page"/>
    </style:style>
    <style:style style:name="Tabelle1.D11" style:family="table-cell">
      <style:table-cell-properties style:writing-mode="page"/>
    </style:style>
    <style:style style:name="Tabelle1.A12" style:family="table-cell">
      <style:table-cell-properties fo:padding="0cm" fo:border="none" style:writing-mode="page"/>
    </style:style>
    <style:style style:name="Tabelle1.B12" style:family="table-cell">
      <style:table-cell-properties fo:padding="0cm" fo:border="none" style:writing-mode="page"/>
    </style:style>
    <style:style style:name="Tabelle1.C12" style:family="table-cell">
      <style:table-cell-properties fo:padding-left="0.199cm" fo:padding-right="0cm" fo:padding-top="0cm" fo:padding-bottom="0cm" fo:border-left="1.5pt double-thin #ff0000" fo:border-right="none" fo:border-top="none" fo:border-bottom="none" style:writing-mode="page"/>
    </style:style>
    <style:style style:name="Tabelle1.D12" style:family="table-cell">
      <style:table-cell-properties fo:padding="0cm" fo:border="none" style:writing-mode="page"/>
    </style:style>
    <style:style style:name="Tabelle1.A13" style:family="table-cell">
      <style:table-cell-properties style:writing-mode="page"/>
    </style:style>
    <style:style style:name="Tabelle1.B13" style:family="table-cell">
      <style:table-cell-properties style:writing-mode="page"/>
    </style:style>
    <style:style style:name="Tabelle1.C13" style:family="table-cell">
      <style:table-cell-properties fo:padding-left="0.199cm" fo:padding-right="0cm" fo:padding-top="0cm" fo:padding-bottom="0cm" fo:border-left="1.5pt double-thin #ff0000" fo:border-right="none" fo:border-top="none" fo:border-bottom="none" style:writing-mode="page"/>
    </style:style>
    <style:style style:name="Tabelle1.D13" style:family="table-cell">
      <style:table-cell-properties style:writing-mode="page"/>
    </style:style>
    <style:style style:name="P1" style:family="paragraph" style:parent-style-name="Aufgabe">
      <style:text-properties officeooo:rsid="000fa637" officeooo:paragraph-rsid="000fa637"/>
    </style:style>
    <style:style style:name="P2" style:family="paragraph" style:parent-style-name="Table_20_Contents">
      <style:text-properties officeooo:rsid="000fa637" officeooo:paragraph-rsid="000fa637"/>
    </style:style>
    <style:style style:name="P3" style:family="paragraph" style:parent-style-name="Table_20_Contents">
      <style:text-properties fo:color="#000000" loext:opacity="100%" officeooo:rsid="00117a5e" officeooo:paragraph-rsid="00117a5e" fo:background-color="transparent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officeooo:rsid="000fa637" officeooo:paragraph-rsid="000fa637" fo:background-color="transparent"/>
    </style:style>
    <style:style style:name="P5" style:family="paragraph" style:parent-style-name="Table_20_Contents">
      <style:text-properties fo:color="#000000" loext:opacity="100%" officeooo:rsid="000fa637" officeooo:paragraph-rsid="000fa637" fo:background-color="transparent"/>
    </style:style>
    <style:style style:name="P6" style:family="paragraph" style:parent-style-name="Table_20_Contents">
      <style:text-properties officeooo:rsid="0012bbf9" officeooo:paragraph-rsid="0012bbf9"/>
    </style:style>
    <style:style style:name="P7" style:family="paragraph" style:parent-style-name="Table_20_Contents">
      <style:text-properties officeooo:rsid="0015d814" officeooo:paragraph-rsid="0015d814"/>
    </style:style>
    <style:style style:name="P8" style:family="paragraph" style:parent-style-name="Table_20_Contents">
      <style:text-properties fo:font-style="italic" officeooo:rsid="000fa637" officeooo:paragraph-rsid="000fa637" style:font-style-asian="italic" style:font-style-complex="italic"/>
    </style:style>
    <style:style style:name="P9" style:family="paragraph" style:parent-style-name="Table_20_Contents">
      <style:text-properties officeooo:rsid="0017588b" officeooo:paragraph-rsid="0017588b"/>
    </style:style>
    <style:style style:name="P10" style:family="paragraph" style:parent-style-name="Table_20_Contents">
      <style:text-properties officeooo:rsid="001a94c9" officeooo:paragraph-rsid="001a94c9"/>
    </style:style>
    <style:style style:name="P11" style:family="paragraph" style:parent-style-name="Title">
      <style:paragraph-properties fo:text-align="start" style:justify-single-word="false"/>
      <style:text-properties officeooo:rsid="000fa637" officeooo:paragraph-rsid="000fa637"/>
    </style:style>
    <style:style style:name="P12" style:family="paragraph" style:parent-style-name="Standard">
      <style:text-properties officeooo:rsid="000fa637" officeooo:paragraph-rsid="001f00aa"/>
    </style:style>
    <style:style style:name="P13" style:family="paragraph" style:parent-style-name="Standard">
      <style:text-properties fo:font-style="italic" officeooo:rsid="000fa637" officeooo:paragraph-rsid="001f00aa" style:font-style-asian="italic" style:font-style-complex="italic"/>
    </style:style>
    <style:style style:name="P14" style:family="paragraph" style:parent-style-name="Table_20_Contents">
      <style:text-properties officeooo:paragraph-rsid="001d1c19"/>
    </style:style>
    <style:style style:name="P15" style:family="paragraph" style:parent-style-name="Table_20_Contents">
      <style:text-properties officeooo:rsid="000fa637" officeooo:paragraph-rsid="001f00aa"/>
    </style:style>
    <style:style style:name="P16" style:family="paragraph" style:parent-style-name="Table_20_Contents">
      <style:text-properties officeooo:rsid="000fa637" officeooo:paragraph-rsid="001f2913"/>
    </style:style>
    <style:style style:name="P17" style:family="paragraph" style:parent-style-name="Table_20_Contents">
      <style:text-properties officeooo:paragraph-rsid="001f00aa"/>
    </style:style>
    <style:style style:name="P18" style:family="paragraph" style:parent-style-name="Table_20_Contents">
      <style:text-properties officeooo:rsid="001f00aa" officeooo:paragraph-rsid="001f00aa"/>
    </style:style>
    <style:style style:name="P19" style:family="paragraph" style:parent-style-name="Table_20_Contents">
      <style:text-properties fo:font-style="italic" officeooo:rsid="001f00aa" officeooo:paragraph-rsid="00204c8b" style:font-style-asian="italic" style:font-style-complex="italic"/>
    </style:style>
    <style:style style:name="P20" style:family="paragraph" style:parent-style-name="Table_20_Contents">
      <style:text-properties fo:font-style="italic" officeooo:rsid="000fa637" officeooo:paragraph-rsid="000fa637" style:font-style-asian="italic" style:font-style-complex="italic"/>
    </style:style>
    <style:style style:name="P21" style:family="paragraph" style:parent-style-name="Table_20_Contents">
      <style:text-properties fo:font-style="italic" officeooo:rsid="000fa637" officeooo:paragraph-rsid="001f00aa" style:font-style-asian="italic" style:font-style-complex="italic"/>
    </style:style>
    <style:style style:name="P22" style:family="paragraph">
      <loext:graphic-properties draw:fill-color="#c94b48"/>
      <style:paragraph-properties fo:text-align="center"/>
    </style:style>
    <style:style style:name="P23" style:family="paragraph">
      <loext:graphic-properties draw:fill="none" draw:fill-color="#ffffff"/>
      <style:text-properties fo:color="#c9211e" loext:opacity="100%" loext:color-lum-mod="100%" loext:color-lum-off="0%"/>
    </style:style>
    <style:style style:name="P24" style:family="paragraph">
      <loext:graphic-properties draw:fill-color="#ffffff"/>
      <style:text-properties fo:font-size="12pt"/>
    </style:style>
    <style:style style:name="P25" style:family="paragraph">
      <loext:graphic-properties draw:fill-color="#ffffff"/>
    </style:style>
    <style:style style:name="T1" style:family="text">
      <style:text-properties officeooo:rsid="0012bbf9"/>
    </style:style>
    <style:style style:name="T2" style:family="text">
      <style:text-properties officeooo:rsid="0015d814"/>
    </style:style>
    <style:style style:name="T3" style:family="text">
      <style:text-properties officeooo:rsid="0017588b"/>
    </style:style>
    <style:style style:name="T4" style:family="text">
      <style:text-properties officeooo:rsid="0018fad7"/>
    </style:style>
    <style:style style:name="T5" style:family="text">
      <style:text-properties officeooo:rsid="001a94c9"/>
    </style:style>
    <style:style style:name="T6" style:family="text">
      <style:text-properties officeooo:rsid="001d1c19"/>
    </style:style>
    <style:style style:name="T7" style:family="text">
      <style:text-properties officeooo:rsid="001f00aa"/>
    </style:style>
    <style:style style:name="T8" style:family="text">
      <style:text-properties officeooo:rsid="000fa63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f00aa" style:font-style-asian="italic" style:font-style-complex="itali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officeooo:rsid="00204c8b"/>
    </style:style>
    <style:style style:name="T13" style:family="text">
      <style:text-properties fo:color="#c9211e" loext:opacity="100%"/>
    </style:style>
    <style:style style:name="gr1" style:family="graphic">
      <style:graphic-properties draw:fill-color="#c94b48" draw:textarea-vertical-align="middle" draw:auto-grow-height="false" fo:min-height="0.903cm" fo:min-width="0.6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383cm" fo:min-width="0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381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text:anchor-type="paragraph" draw:z-index="36" draw:name="Textrahmen 1" draw:style-name="gr2" draw:text-style-name="P23" svg:width="2.518cm" svg:height="0.489cm" svg:x="10.437cm" svg:y="1.268cm"><draw:text-box><text:p><text:span text:style-name="T13">Hier knicken!</text:span></text:p></draw:text-box></draw:frame><draw:custom-shape text:anchor-type="paragraph" draw:z-index="37" draw:name="Form 37" draw:style-name="gr1" draw:text-style-name="P22" svg:width="0.692cm" svg:height="0.902cm" svg:x="9.745cm" svg:y="0.898cm"><text:p/><draw:enhanced-geometry svg:viewBox="0 0 21600 21600" draw:text-areas="0 0 21600 21600" draw:mirror-horizontal="true" draw:mirror-vertical="false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11">Das habe ich gelernt</text:span>!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elle1.1">
          <table:table-cell table:style-name="Tabelle1.A1" office:value-type="string">
            <text:p text:style-name="P3">Ich kann...</text:p>
          </table:table-cell>
          <table:table-cell table:style-name="Tabelle1.A1" office:value-type="string">
            <text:p text:style-name="P4"/>
          </table:table-cell>
          <table:table-cell table:style-name="Tabelle1.C1" office:value-type="string">
            <text:p text:style-name="P5"/>
          </table:table-cell>
          <table:table-cell table:style-name="Tabelle1.A1" office:value-type="string">
            <text:p text:style-name="P3">gut</text:p>
          </table:table-cell>
          <table:table-cell table:style-name="Tabelle1.A1" office:value-type="string">
            <text:p text:style-name="P3">es </text:p>
            <text:p text:style-name="P3">geht</text:p>
          </table:table-cell>
          <table:table-cell table:style-name="Tabelle1.A1" office:value-type="string">
            <text:p text:style-name="P3">noch nicht</text:p>
          </table:table-cell>
        </table:table-row>
        <table:table-row>
          <table:table-cell table:style-name="Tabelle1.A2" office:value-type="string">
            <text:p text:style-name="P2">… nach der Uhrzeit fragen:</text:p>
          </table:table-cell>
          <table:table-cell table:style-name="Tabelle1.B2" office:value-type="string">
            <text:p text:style-name="P16"><text:span text:style-name="T12">___</text:span>______________<text:span text:style-name="T10">_______</text:span></text:p>
            <text:p text:style-name="P15">_________________<text:span text:style-name="T10">_______</text:span></text:p>
            <text:p text:style-name="P12">________________<text:span text:style-name="T1">_</text:span><text:span text:style-name="T10">_______</text:span></text:p>
            <text:p text:style-name="P15">_________________<text:span text:style-name="T10">_______</text:span></text:p>
          </table:table-cell>
          <table:table-cell table:style-name="Tabelle1.C2" office:value-type="string">
            <text:p text:style-name="P2">Wie viel Uhr ist es?</text:p>
            <text:p text:style-name="P2"/>
            <text:p text:style-name="P2">Wie spät ist es?</text:p>
            <text:p text:style-name="P2"/>
          </table:table-cell>
          <table:table-cell table:style-name="Tabelle1.D2" table:number-columns-spanned="3" office:value-type="string">
            <text:p text:style-name="Table_20_Contents"><draw:custom-shape text:anchor-type="paragraph" draw:z-index="0" draw:name="Form 2" draw:style-name="gr4" draw:text-style-name="P25" svg:width="0.466cm" svg:height="0.382cm" svg:x="0.196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Form 1" draw:style-name="gr3" draw:text-style-name="P24" svg:width="0.468cm" svg:height="0.384cm" svg:x="1.254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Form 3" draw:style-name="gr4" draw:text-style-name="P25" svg:width="0.466cm" svg:height="0.382cm" svg:x="2.228cm" svg:y="0.362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6">… die Uhrzeit nennen (12:45):</text:p>
          </table:table-cell>
          <table:table-cell table:style-name="Tabelle1.B3" office:value-type="string">
            <text:p text:style-name="P15">_________________<text:span text:style-name="T10">_______</text:span></text:p>
            <text:p text:style-name="P15">_________________<text:span text:style-name="T10">_______</text:span></text:p>
            <text:p text:style-name="P12">________________<text:span text:style-name="T1">_</text:span><text:span text:style-name="T10">_______</text:span></text:p>
            <text:p text:style-name="P15">_________________<text:span text:style-name="T10">_______</text:span></text:p>
          </table:table-cell>
          <table:table-cell table:style-name="Tabelle1.C3" office:value-type="string">
            <text:p text:style-name="P6">Es ist zwölf Uhr fünfundvierzig.</text:p>
            <text:p text:style-name="P6"/>
            <text:p text:style-name="P6">Es ist viertel vor eins.</text:p>
            <text:p text:style-name="P6"/>
          </table:table-cell>
          <table:table-cell table:style-name="Tabelle1.D3" table:number-columns-spanned="3" office:value-type="string">
            <text:p text:style-name="Table_20_Contents"><draw:custom-shape text:anchor-type="paragraph" draw:z-index="3" draw:name="Form 4" draw:style-name="gr4" draw:text-style-name="P25" svg:width="0.466cm" svg:height="0.382cm" svg:x="0.196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 6" draw:style-name="gr4" draw:text-style-name="P25" svg:width="0.466cm" svg:height="0.382cm" svg:x="2.228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5" draw:name="Form 5" draw:style-name="gr3" draw:text-style-name="P24" svg:width="0.468cm" svg:height="0.384cm" svg:x="1.254cm" svg:y="0.362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Table_20_Contents">… <text:span text:style-name="T2">die Wochentage:</text:span></text:p>
          </table:table-cell>
          <table:table-cell table:style-name="Tabelle1.B4" office:value-type="string">
            <text:p text:style-name="P15">_________________<text:span text:style-name="T10">_______</text:span></text:p>
            <text:p text:style-name="P15">_________________<text:span text:style-name="T10">_______</text:span></text:p>
            <text:p text:style-name="P12">________________<text:span text:style-name="T1">_</text:span><text:span text:style-name="T10">_______</text:span></text:p>
            <text:p text:style-name="P15">_________________<text:span text:style-name="T10">_______</text:span></text:p>
          </table:table-cell>
          <table:table-cell table:style-name="Tabelle1.C4" office:value-type="string">
            <text:p text:style-name="P7">Montag, Dienstag, Mittwoch, Donnerstag, Freitag, Samstag, Sonntag</text:p>
          </table:table-cell>
          <table:table-cell table:style-name="Tabelle1.D4" table:number-columns-spanned="3" office:value-type="string">
            <text:p text:style-name="Table_20_Contents"><draw:custom-shape text:anchor-type="paragraph" draw:z-index="5" draw:name="Form 7" draw:style-name="gr4" draw:text-style-name="P25" svg:width="0.466cm" svg:height="0.382cm" svg:x="2.228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name="Form 17" draw:style-name="gr4" draw:text-style-name="P25" svg:width="0.466cm" svg:height="0.382cm" svg:x="0.196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6" draw:name="Form 27" draw:style-name="gr3" draw:text-style-name="P24" svg:width="0.468cm" svg:height="0.384cm" svg:x="1.254cm" svg:y="0.362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Table_20_Contents">… <text:span text:style-name="T2">die Tageszeiten</text:span></text:p>
          </table:table-cell>
          <table:table-cell table:style-name="Tabelle1.B5" office:value-type="string">
            <text:p text:style-name="P15">_________________<text:span text:style-name="T10">_______</text:span></text:p>
            <text:p text:style-name="P15">_________________<text:span text:style-name="T10">_______</text:span></text:p>
            <text:p text:style-name="P12">________________<text:span text:style-name="T1">_</text:span><text:span text:style-name="T10">_______</text:span></text:p>
            <text:p text:style-name="P15">_________________<text:span text:style-name="T10">_______</text:span></text:p>
          </table:table-cell>
          <table:table-cell table:style-name="Tabelle1.C5" office:value-type="string">
            <text:p text:style-name="P7">in der Nacht, am Morgen, am Vormittag, am Mittag, am Nachmittag, am Abend</text:p>
          </table:table-cell>
          <table:table-cell table:style-name="Tabelle1.D5" table:number-columns-spanned="3" office:value-type="string">
            <text:p text:style-name="Table_20_Contents"><draw:custom-shape text:anchor-type="paragraph" draw:z-index="6" draw:name="Form 8" draw:style-name="gr4" draw:text-style-name="P25" svg:width="0.466cm" svg:height="0.382cm" svg:x="2.228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Form 18" draw:style-name="gr4" draw:text-style-name="P25" svg:width="0.466cm" svg:height="0.382cm" svg:x="0.196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Form 28" draw:style-name="gr3" draw:text-style-name="P24" svg:width="0.468cm" svg:height="0.384cm" svg:x="1.254cm" svg:y="0.362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Table_20_Contents">… <text:span text:style-name="T2">einen Termin vereinbaren</text:span></text:p>
          </table:table-cell>
          <table:table-cell table:style-name="Tabelle1.B6" office:value-type="string">
            <text:p text:style-name="P15">_________________<text:span text:style-name="T10">_______</text:span></text:p>
            <text:p text:style-name="P15">_________________<text:span text:style-name="T10">_______</text:span></text:p>
            <text:p text:style-name="P12">________________<text:span text:style-name="T1">_</text:span><text:span text:style-name="T10">_______</text:span></text:p>
            <text:p text:style-name="P15">_________________<text:span text:style-name="T10">_______</text:span></text:p>
          </table:table-cell>
          <table:table-cell table:style-name="Tabelle1.C6" office:value-type="string">
            <text:p text:style-name="P7">Hast du am Montag um halb zehn Zeit? </text:p>
            <text:p text:style-name="P7">- Ja, da habe ich Zeit.</text:p>
          </table:table-cell>
          <table:table-cell table:style-name="Tabelle1.D6" table:number-columns-spanned="3" office:value-type="string">
            <text:p text:style-name="Table_20_Contents"><draw:custom-shape text:anchor-type="paragraph" draw:z-index="7" draw:name="Form 9" draw:style-name="gr4" draw:text-style-name="P25" svg:width="0.466cm" svg:height="0.382cm" svg:x="2.228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name="Form 19" draw:style-name="gr4" draw:text-style-name="P25" svg:width="0.466cm" svg:height="0.382cm" svg:x="0.196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8" draw:name="Form 29" draw:style-name="gr3" draw:text-style-name="P24" svg:width="0.468cm" svg:height="0.384cm" svg:x="1.254cm" svg:y="0.362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Table_20_Contents">… <text:span text:style-name="T3">ein Verkaufsgespräch führen (z.B. beim Bäcker)</text:span></text:p>
          </table:table-cell>
          <table:table-cell table:style-name="Tabelle1.B7" office:value-type="string">
            <text:p text:style-name="P8"><text:span text:style-name="T4">Verkäufer: </text:span><text:span text:style-name="T3">Was darf es sein?</text:span></text:p>
            <text:p text:style-name="P15"><text:span text:style-name="T3">____</text:span>_<text:span text:style-name="T3">_</text:span>___________<text:span text:style-name="T10">_______</text:span></text:p>
            <text:p text:style-name="P12">________________<text:span text:style-name="T1">_</text:span><text:span text:style-name="T10">_______</text:span></text:p>
            <text:p text:style-name="P15">_________________<text:span text:style-name="T10">_______</text:span></text:p>
          </table:table-cell>
          <table:table-cell table:style-name="Tabelle1.C7" office:value-type="string">
            <text:p text:style-name="P9">Ich hätte gerne zwei Tafelbrötchen und eine Butterbrezel.</text:p>
          </table:table-cell>
          <table:table-cell table:style-name="Tabelle1.D7" table:number-columns-spanned="3" office:value-type="string">
            <text:p text:style-name="Table_20_Contents"><draw:custom-shape text:anchor-type="paragraph" draw:z-index="8" draw:name="Form 10" draw:style-name="gr4" draw:text-style-name="P25" svg:width="0.466cm" svg:height="0.382cm" svg:x="2.228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Form 20" draw:style-name="gr4" draw:text-style-name="P25" svg:width="0.466cm" svg:height="0.382cm" svg:x="0.196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9" draw:name="Form 30" draw:style-name="gr3" draw:text-style-name="P24" svg:width="0.468cm" svg:height="0.384cm" svg:x="1.254cm" svg:y="0.362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covered-table-cell/>
          <table:covered-table-cell/>
        </table:table-row>
        <table:table-row>
          <table:table-cell table:style-name="Tabelle1.A8" office:value-type="string">
            <text:p text:style-name="Table_20_Contents">… <text:span text:style-name="T5">den Preis erfragen</text:span></text:p>
          </table:table-cell>
          <table:table-cell table:style-name="Tabelle1.B8" office:value-type="string">
            <text:p text:style-name="P21">_________________<text:span text:style-name="T7">_______</text:span></text:p>
            <text:p text:style-name="P21">_________________<text:span text:style-name="T7">_______</text:span></text:p>
          </table:table-cell>
          <table:table-cell table:style-name="Tabelle1.C8" office:value-type="string">
            <text:p text:style-name="P10">Was kostet das?</text:p>
          </table:table-cell>
          <table:table-cell table:style-name="Tabelle1.D8" table:number-columns-spanned="3" office:value-type="string">
            <text:p text:style-name="Table_20_Contents"><draw:custom-shape text:anchor-type="paragraph" draw:z-index="9" draw:name="Form 11" draw:style-name="gr4" draw:text-style-name="P25" svg:width="0.466cm" svg:height="0.382cm" svg:x="2.228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" draw:name="Form 21" draw:style-name="gr4" draw:text-style-name="P25" svg:width="0.466cm" svg:height="0.382cm" svg:x="0.196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0" draw:name="Form 31" draw:style-name="gr3" draw:text-style-name="P24" svg:width="0.468cm" svg:height="0.384cm" svg:x="1.254cm" svg:y="0.362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covered-table-cell/>
          <table:covered-table-cell/>
        </table:table-row>
        <table:table-row>
          <table:table-cell table:style-name="Tabelle1.A9" office:value-type="string">
            <text:p text:style-name="P17">.. <text:span text:style-name="T7">das Verb „haben</text:span><text:span text:style-name="T5">“ im Präsens</text:span></text:p>
          </table:table-cell>
          <table:table-cell table:style-name="Tabelle1.B9" office:value-type="string">
            <text:p text:style-name="P21"><text:span text:style-name="T7">ich habe, du</text:span>_______<text:span text:style-name="T7">_______</text:span></text:p>
            <text:p text:style-name="P21">_________________<text:span text:style-name="T7">_______</text:span></text:p>
            <text:p text:style-name="P13">________________<text:span text:style-name="T1">_</text:span><text:span text:style-name="T7">_______</text:span></text:p>
            <text:p text:style-name="P21">_________________<text:span text:style-name="T7">_______</text:span></text:p>
          </table:table-cell>
          <table:table-cell table:style-name="Tabelle1.C9" office:value-type="string">
            <text:p text:style-name="P18">ich habe, du hast, er/sie/es hat, wir haben, ihr habt, sie haben</text:p>
          </table:table-cell>
          <table:table-cell table:style-name="Tabelle1.D9" table:number-columns-spanned="3" office:value-type="string">
            <text:p text:style-name="Table_20_Contents"><draw:custom-shape text:anchor-type="paragraph" draw:z-index="10" draw:name="Form 12" draw:style-name="gr4" draw:text-style-name="P25" svg:width="0.466cm" svg:height="0.382cm" svg:x="2.228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" draw:name="Form 22" draw:style-name="gr4" draw:text-style-name="P25" svg:width="0.466cm" svg:height="0.382cm" svg:x="0.196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1" draw:name="Form 32" draw:style-name="gr3" draw:text-style-name="P24" svg:width="0.468cm" svg:height="0.384cm" svg:x="1.254cm" svg:y="0.362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17">… <text:span text:style-name="T7">das Verb „haben</text:span><text:span text:style-name="T5">“ im Präteritum</text:span></text:p>
          </table:table-cell>
          <table:table-cell table:style-name="Tabelle1.B10" office:value-type="string">
            <text:p text:style-name="P21"><text:span text:style-name="T7">ich hatte, du</text:span>_______<text:span text:style-name="T7">_______</text:span></text:p>
            <text:p text:style-name="P21">_________________<text:span text:style-name="T7">_______</text:span></text:p>
            <text:p text:style-name="P13">________________<text:span text:style-name="T1">_</text:span><text:span text:style-name="T7">_______</text:span></text:p>
            <text:p text:style-name="P21">_________________<text:span text:style-name="T7">_______</text:span></text:p>
          </table:table-cell>
          <table:table-cell table:style-name="Tabelle1.C10" office:value-type="string">
            <text:p text:style-name="P18">ich hatte, du hattest, er/sie/es hatte, wir hatten, ihr hattet, sie hatten</text:p>
          </table:table-cell>
          <table:table-cell table:style-name="Tabelle1.D10" table:number-columns-spanned="3" office:value-type="string">
            <text:p text:style-name="Table_20_Contents"><draw:custom-shape text:anchor-type="paragraph" draw:z-index="11" draw:name="Form 13" draw:style-name="gr4" draw:text-style-name="P25" svg:width="0.466cm" svg:height="0.382cm" svg:x="2.228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" draw:name="Form 23" draw:style-name="gr4" draw:text-style-name="P25" svg:width="0.466cm" svg:height="0.382cm" svg:x="0.196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2" draw:name="Form 33" draw:style-name="gr3" draw:text-style-name="P24" svg:width="0.468cm" svg:height="0.384cm" svg:x="1.254cm" svg:y="0.362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Table_20_Contents">.. <text:span text:style-name="T7">das Verb „</text:span><text:span text:style-name="T5">sein“ im Präsens</text:span></text:p>
          </table:table-cell>
          <table:table-cell table:style-name="Tabelle1.B11" office:value-type="string">
            <text:p text:style-name="P21"><text:span text:style-name="T7">i</text:span><text:span text:style-name="T6">ch bin, du____</text:span>____<text:span text:style-name="T7">_______</text:span></text:p>
            <text:p text:style-name="P21">_________________<text:span text:style-name="T7">_______</text:span></text:p>
            <text:p text:style-name="P13">________________<text:span text:style-name="T1">_</text:span><text:span text:style-name="T7">_______</text:span></text:p>
            <text:p text:style-name="P21">_________________<text:span text:style-name="T7">_______</text:span></text:p>
          </table:table-cell>
          <table:table-cell table:style-name="Tabelle1.C11" office:value-type="string">
            <text:p text:style-name="P18">ich bin, du bist, er/sie/es ist, wir sind, ihr seid, sie sind</text:p>
          </table:table-cell>
          <table:table-cell table:style-name="Tabelle1.D11" table:number-columns-spanned="3" office:value-type="string">
            <text:p text:style-name="Table_20_Contents"><draw:custom-shape text:anchor-type="paragraph" draw:z-index="12" draw:name="Form 14" draw:style-name="gr4" draw:text-style-name="P25" svg:width="0.466cm" svg:height="0.382cm" svg:x="2.228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2" draw:name="Form 24" draw:style-name="gr4" draw:text-style-name="P25" svg:width="0.466cm" svg:height="0.382cm" svg:x="0.196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3" draw:name="Form 34" draw:style-name="gr3" draw:text-style-name="P24" svg:width="0.468cm" svg:height="0.384cm" svg:x="1.254cm" svg:y="0.362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covered-table-cell/>
          <table:covered-table-cell/>
        </table:table-row>
        <table:table-row>
          <table:table-cell table:style-name="Tabelle1.A12" office:value-type="string">
            <text:p text:style-name="P17">… <text:span text:style-name="T7">das Verb „</text:span><text:span text:style-name="T5">sein“ im Präteritum</text:span></text:p>
          </table:table-cell>
          <table:table-cell table:style-name="Tabelle1.B12" office:value-type="string">
            <text:p text:style-name="P8"><text:span text:style-name="T7">ich war, du</text:span>________<text:span text:style-name="T7">_______</text:span></text:p>
            <text:p text:style-name="P8">_________________<text:span text:style-name="T7">_______</text:span></text:p>
            <text:p text:style-name="P13">________________<text:span text:style-name="T1">_</text:span><text:span text:style-name="T7">_______</text:span></text:p>
            <text:p text:style-name="P21">_________________<text:span text:style-name="T7">_______</text:span></text:p>
          </table:table-cell>
          <table:table-cell table:style-name="Tabelle1.C12" office:value-type="string">
            <text:p text:style-name="P18">Ich war, du warst, er/sie/es war, wir waren, ihr wart, sie waren</text:p>
          </table:table-cell>
          <table:table-cell table:style-name="Tabelle1.D12" table:number-columns-spanned="3" office:value-type="string">
            <text:p text:style-name="Table_20_Contents"><draw:custom-shape text:anchor-type="paragraph" draw:z-index="13" draw:name="Form 15" draw:style-name="gr4" draw:text-style-name="P25" svg:width="0.466cm" svg:height="0.382cm" svg:x="2.228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Form 25" draw:style-name="gr4" draw:text-style-name="P25" svg:width="0.466cm" svg:height="0.382cm" svg:x="0.196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4" draw:name="Form 35" draw:style-name="gr3" draw:text-style-name="P24" svg:width="0.468cm" svg:height="0.384cm" svg:x="1.254cm" svg:y="0.362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covered-table-cell/>
          <table:covered-table-cell/>
        </table:table-row>
        <table:table-row>
          <table:table-cell table:style-name="Tabelle1.A13" office:value-type="string">
            <text:p text:style-name="P14">… <text:span text:style-name="T7">die Personalpronomen im Akkusativ</text:span></text:p>
          </table:table-cell>
          <table:table-cell table:style-name="Tabelle1.B13" office:value-type="string">
            <text:p text:style-name="P19">Nominativ: ich, du , er/sie/es,</text:p>
            <text:p text:style-name="P19">wir, ihr, sie________________</text:p>
            <text:p text:style-name="P18"><text:span text:style-name="T9">Akkustativ:</text:span><text:span text:style-name="T8">________</text:span>________</text:p>
            <text:p text:style-name="P15">_________________<text:span text:style-name="T7">________</text:span></text:p>
          </table:table-cell>
          <table:table-cell table:style-name="Tabelle1.C13" office:value-type="string">
            <text:p text:style-name="P18">Akkusativ: mich, dich ihn/es/sie, uns, euch, sie</text:p>
          </table:table-cell>
          <table:table-cell table:style-name="Tabelle1.D13" table:number-columns-spanned="3" office:value-type="string">
            <text:p text:style-name="Table_20_Contents"><draw:custom-shape text:anchor-type="paragraph" draw:z-index="14" draw:name="Form 16" draw:style-name="gr4" draw:text-style-name="P25" svg:width="0.466cm" svg:height="0.382cm" svg:x="2.228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4" draw:name="Form 26" draw:style-name="gr4" draw:text-style-name="P25" svg:width="0.466cm" svg:height="0.382cm" svg:x="0.196cm" svg:y="0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5" draw:name="Form 36" draw:style-name="gr3" draw:text-style-name="P24" svg:width="0.468cm" svg:height="0.384cm" svg:x="1.254cm" svg:y="0.362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Aufgabe" style:family="paragraph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elleTitel" style:family="paragraph" style:parent-style-name="Quelle">
      <style:paragraph-properties fo:text-align="start" style:justify-single-word="false"/>
      <style:text-properties fo:font-weight="bold"/>
    </style:style>
    <style:style style:name="Quelle" style:family="paragraph" style:parent-style-name="Text_20_body">
      <style:paragraph-properties fo:text-align="justify" style:justify-single-word="false" fo:hyphenation-ladder-count="no-limit"/>
      <style:text-properties fo:font-size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QuelleBeschriftung" style:family="paragraph" style:parent-style-name="Quelle">
      <style:paragraph-properties fo:text-align="start" style:justify-single-word="false"/>
      <style:text-properties fo:font-style="italic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Aufgabe">
      <text:list-level-style-number text:level="1" text:style-name="Default" loext:num-list-format="A%1%)" style:num-prefix="A" style:num-suffix=")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Default" loext:num-list-format="A%1%.%2%)" style:num-prefix="A" style:num-suffix=")" style:num-format="1" text:display-levels="2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10:57:05.170000000</meta:creation-date>
    <dc:date>2023-06-24T08:59:41.225000000</dc:date>
    <meta:editing-duration>PT3H40M45S</meta:editing-duration>
    <meta:editing-cycles>14</meta:editing-cycles>
    <meta:generator>LibreOffice/7.5.3.2$Windows_X86_64 LibreOffice_project/9f56dff12ba03b9acd7730a5a481eea045e468f3</meta:generator>
    <meta:document-statistic meta:table-count="1" meta:image-count="0" meta:object-count="0" meta:page-count="2" meta:paragraph-count="79" meta:word-count="254" meta:character-count="2198" meta:non-whitespace-character-count="2021"/>
  </office:meta>
</office:document-meta>
</file>